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  <style:text-properties officeooo:paragraph-rsid="000607be"/>
    </style:style>
    <style:style style:name="P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0607be"/>
    </style:style>
    <style:style style:name="T1" style:family="text">
      <style:text-properties style:font-name="Calibri" fo:font-size="14pt" fo:font-weight="bold" officeooo:rsid="000607be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</text:p>
      <text:p text:style-name="P6"><text:span text:style-name="T1">M05 – Fonaments de maquinari</text:span></text:p>
      <text:p text:style-name="P5"/>
      <text:p text:style-name="P3"/>
      <text:p text:style-name="P4">PRUEBA</text:p>
      <text:p text:style-name="P4"/>
      <text:p text:style-name="P1">Exa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47:44.438467924</meta:creation-date>
    <dc:date>2017-10-05T13:51:12.674965945</dc:date>
    <meta:editing-duration>PT3M28S</meta:editing-duration>
    <meta:editing-cycles>1</meta:editing-cycles>
    <meta:document-statistic meta:table-count="0" meta:image-count="0" meta:object-count="0" meta:page-count="1" meta:paragraph-count="4" meta:word-count="8" meta:character-count="53" meta:non-whitespace-character-count="48"/>
    <meta:generator>LibreOffice/5.1.6.2.0$Linux_X86_64 LibreOffice_project/10$Build-2</meta:generator>
  </office:meta>
</office:document-meta>
</file>